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AnnotationSelectors.MergedAnnotationSele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AnnotationSelectors.firstDirectlyDecla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arest.select( MergedAnnotation &lt; Annotation &gt; existing , MergedAnnotation &lt; Annotation &gt; candi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rstDirectlyDeclared.isBestCandidate( MergedAnnotation &lt; Annotation &gt;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AnnotationSelectors.near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arest.isBestCandidate( MergedAnnotation &lt; Annotation &gt;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rstDirectlyDeclared.select( MergedAnnotation &lt; Annotation &gt; existing , MergedAnnotation &lt; Annotation &gt; candi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